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licitPropertiesFileTestPropertySourceTests.clear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licitPropertiesFileTestPropertySourceTests.set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